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Sans seri" svg:font-family="'Sans se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8a8" officeooo:paragraph-rsid="0011b8a8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1.25pt" officeooo:rsid="0011b8a8" officeooo:paragraph-rsid="0011b8a8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1.25pt" officeooo:rsid="0011b8a8" officeooo:paragraph-rsid="00141a2d"/>
    </style:style>
    <style:style style:name="P4" style:family="paragraph" style:parent-style-name="Standard">
      <style:text-properties style:font-name="sans-serif" fo:font-size="11.25pt" officeooo:paragraph-rsid="0011b8a8"/>
    </style:style>
    <style:style style:name="P5" style:family="paragraph" style:parent-style-name="Standard">
      <style:paragraph-properties fo:text-align="start" style:justify-single-word="false"/>
      <style:text-properties officeooo:paragraph-rsid="00141a2d"/>
    </style:style>
    <style:style style:name="P6" style:family="paragraph" style:parent-style-name="Standard">
      <style:text-properties officeooo:rsid="00121e92" officeooo:paragraph-rsid="00121e92"/>
    </style:style>
    <style:style style:name="P7" style:family="paragraph" style:parent-style-name="Standard">
      <style:text-properties style:font-name="Sans seri" officeooo:rsid="00121e92" officeooo:paragraph-rsid="00121e92"/>
    </style:style>
    <style:style style:name="P8" style:family="paragraph" style:parent-style-name="Preformatted_20_Text">
      <style:paragraph-properties fo:text-align="start" style:justify-single-word="false"/>
      <style:text-properties style:font-name="sans-serif" fo:font-size="11.25pt" officeooo:rsid="0011b8a8" officeooo:paragraph-rsid="0011b8a8"/>
    </style:style>
    <style:style style:name="P9" style:family="paragraph" style:parent-style-name="Preformatted_20_Text">
      <style:text-properties style:font-name="Sans seri" officeooo:rsid="00121e92" officeooo:paragraph-rsid="00121e92"/>
    </style:style>
    <style:style style:name="P10" style:family="paragraph" style:parent-style-name="Preformatted_20_Text">
      <style:text-properties fo:font-size="13pt" style:font-size-asian="13pt" style:font-size-complex="13pt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style:paragraph-properties fo:margin-top="0cm" fo:margin-bottom="0.499cm" loext:contextual-spacing="false"/>
      <style:text-properties fo:font-size="10.5pt" style:font-size-asian="10.5pt" style:font-size-complex="10.5pt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14" style:family="paragraph" style:parent-style-name="Standard">
      <style:text-properties style:font-name="Sans seri" officeooo:rsid="00121e92" officeooo:paragraph-rsid="00249556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1.25pt" officeooo:rsid="0019c876" officeooo:paragraph-rsid="0019c876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1.25pt" officeooo:rsid="00292520" officeooo:paragraph-rsid="00292520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1.25pt" officeooo:rsid="0011b8a8" officeooo:paragraph-rsid="0011b8a8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3pt" officeooo:rsid="00292520" officeooo:paragraph-rsid="00292520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3pt" officeooo:rsid="0011b8a8" officeooo:paragraph-rsid="0011b8a8" style:font-size-asian="13pt" style:font-size-complex="13pt"/>
    </style:style>
    <style:style style:name="P20" style:family="paragraph" style:parent-style-name="Standard">
      <style:text-properties style:font-name="sans-serif" fo:font-size="13pt" officeooo:paragraph-rsid="0011b8a8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3pt" officeooo:rsid="0019c876" officeooo:paragraph-rsid="0019c876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6pt" officeooo:rsid="00141a2d" officeooo:paragraph-rsid="00141a2d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officeooo:rsid="0011b8a8" officeooo:paragraph-rsid="0011b8a8"/>
    </style:style>
    <style:style style:name="P24" style:family="paragraph" style:parent-style-name="Standard">
      <style:text-properties style:font-name="Ubuntu" fo:font-size="18pt" fo:font-weight="bold" officeooo:rsid="00292520" officeooo:paragraph-rsid="00292520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" fo:font-size="18pt" fo:font-weight="bold" officeooo:rsid="00292520" officeooo:paragraph-rsid="00292520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  <style:text-properties fo:font-size="10.5pt" style:font-size-asian="10.5pt" style:font-size-complex="10.5pt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ize="12pt" officeooo:rsid="001434cd" officeooo:paragraph-rsid="001434cd" style:font-size-asian="12pt" style:font-size-complex="12pt"/>
    </style:style>
    <style:style style:name="P28" style:family="paragraph" style:parent-style-name="Preformatted_20_Text">
      <style:text-properties officeooo:paragraph-rsid="00121e92"/>
    </style:style>
    <style:style style:name="P29" style:family="paragraph" style:parent-style-name="Preformatted_20_Text">
      <style:text-properties fo:font-size="13pt" officeooo:paragraph-rsid="00249556" style:font-size-asian="13pt" style:font-size-complex="13pt"/>
    </style:style>
    <style:style style:name="P30" style:family="paragraph" style:parent-style-name="Preformatted_20_Text">
      <style:text-properties officeooo:rsid="00121e92" officeooo:paragraph-rsid="00121e92"/>
    </style:style>
    <style:style style:name="T1" style:family="text">
      <style:text-properties officeooo:rsid="0011b8a8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1e791"/>
    </style:style>
    <style:style style:name="T7" style:family="text">
      <style:text-properties officeooo:rsid="00141a2d"/>
    </style:style>
    <style:style style:name="T8" style:family="text">
      <style:text-properties fo:font-size="11.25pt" officeooo:rsid="00141a2d"/>
    </style:style>
    <style:style style:name="T9" style:family="text">
      <style:text-properties officeooo:rsid="001d3a1c"/>
    </style:style>
    <style:style style:name="T10" style:family="text">
      <style:text-properties style:font-name="Liberation Mono" fo:font-size="12pt" style:font-size-asian="12pt" style:font-size-complex="12pt"/>
    </style:style>
    <style:style style:name="T11" style:family="text">
      <style:text-properties style:font-name="Liberation Mono" fo:font-size="12pt" officeooo:rsid="0025fbfd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fo:font-style="italic" style:font-size-asian="13pt" style:font-size-complex="13pt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3pt" fo:font-weight="normal" officeooo:rsid="0024fd81" style:font-size-asian="13pt" style:font-weight-asian="normal" style:font-size-complex="13pt" style:font-weight-complex="normal"/>
    </style:style>
    <style:style style:name="T17" style:family="text">
      <style:text-properties officeooo:rsid="002177bc"/>
    </style:style>
    <style:style style:name="T18" style:family="text">
      <style:text-properties style:font-name="Sans seri" officeooo:rsid="002177bc"/>
    </style:style>
    <style:style style:name="T19" style:family="text">
      <style:text-properties style:font-name="Sans seri" fo:font-size="13pt" style:font-size-asian="13pt" style:font-size-complex="13pt"/>
    </style:style>
    <style:style style:name="T20" style:family="text">
      <style:text-properties style:font-name="Sans seri" fo:font-size="13pt" fo:font-weight="bold" style:font-size-asian="13pt" style:font-weight-asian="bold" style:font-size-complex="13pt" style:font-weight-complex="bold"/>
    </style:style>
    <style:style style:name="T21" style:family="text">
      <style:text-properties style:font-name="Sans seri" fo:font-size="13pt" fo:font-weight="normal" officeooo:rsid="0024fd81" style:font-size-asian="13pt" style:font-weight-asian="normal" style:font-size-complex="13pt" style:font-weight-complex="normal"/>
    </style:style>
    <style:style style:name="T22" style:family="text">
      <style:text-properties style:font-name="Sans seri" officeooo:rsid="002349b4"/>
    </style:style>
    <style:style style:name="T23" style:family="text">
      <style:text-properties style:font-name="Sans seri" officeooo:rsid="001d3a1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">UDP Socket Programming</text:span> </text:p>
      <text:p text:style-name="P1"/>
      <text:p text:style-name="P1"/>
      <text:p text:style-name="P24">What is UDP?</text:p>
      <text:p text:style-name="P20"><text:span text:style-name="T1">UDP is a </text:span>connectionless, u<text:span text:style-name="T1">n</text:span>reliable, datagram protocol unlike the connection-oriented, reliable byte stream provided by TCP.</text:p>
      <text:p text:style-name="P4"/>
      <text:p text:style-name="P24"/>
      <text:p text:style-name="P24">How does UDP work?</text:p>
      <text:p text:style-name="P19">In a UDP client/server, the client does not establish a connection with the server. Instead, the client just sends a datagram to the server using the <text:span text:style-name="T3">sendto </text:span>function, which requires the address of the destination (the server) as a parameter. Similarly, the server does not accept a connection from a client. Instead, the server just calls the <text:s/>recvfrom function, which waits until data arrives from some client <text:span text:style-name="T6">and </text:span>recvfrom returns the protocol address of the client, along with the datagram, so the server can send a response to the correct client.</text:p>
      <text:p text:style-name="P2"/>
      <text:p text:style-name="P25"/>
      <text:p text:style-name="P25">What are Sockets?</text:p>
      <text:p text:style-name="P21">A process on one machine can use sockets to communicate with a process on another, which allows for client/server systems that are distributed across a network. Sockets may also be used between processes on the same machine.</text:p>
      <text:p text:style-name="P15"/>
      <text:p text:style-name="P16"><text:span text:style-name="T4"/></text:p>
      <text:p text:style-name="P16"><text:span text:style-name="T4"/></text:p>
      <text:p text:style-name="P16"><text:span text:style-name="T27">Problem description</text:span><text:span text:style-name="T26">:</text:span> </text:p>
      <text:p text:style-name="P18">A simple client-server program where the server and client can send messages to each other using UDP sockets. <text:s/></text:p>
      <text:p text:style-name="P2"/>
      <text:p text:style-name="P2"/>
      <text:p text:style-name="P22"><text:span text:style-name="T4">Functions used</text:span>: </text:p>
      <text:p text:style-name="P2"/>
      <text:p text:style-name="P2"><text:span text:style-name="Source_20_Text"><text:span text:style-name="Teletype"><text:span text:style-name="T7">1) </text:span></text:span></text:span><text:span text:style-name="Source_20_Text"><text:span text:style-name="Teletype"><text:span text:style-name="T13">int </text:span></text:span></text:span><text:span text:style-name="Source_20_Text"><text:span text:style-name="Teletype"><text:span text:style-name="T15">socket</text:span></text:span></text:span><text:span text:style-name="Source_20_Text"><text:span text:style-name="Teletype"><text:span text:style-name="T13">(int</text:span></text:span></text:span><text:span text:style-name="Source_20_Text"><text:span text:style-name="T13"> </text:span></text:span><text:span text:style-name="Source_20_Text"><text:span text:style-name="T14">domain</text:span></text:span><text:span text:style-name="Source_20_Text"><text:span text:style-name="Teletype"><text:span text:style-name="T13">, int</text:span></text:span></text:span><text:span text:style-name="Source_20_Text"><text:span text:style-name="T13"> </text:span></text:span><text:span text:style-name="Source_20_Text"><text:span text:style-name="T14">type</text:span></text:span><text:span text:style-name="Source_20_Text"><text:span text:style-name="Teletype"><text:span text:style-name="T13">, int</text:span></text:span></text:span><text:span text:style-name="Source_20_Text"><text:span text:style-name="T13"> </text:span></text:span><text:span text:style-name="Source_20_Text"><text:span text:style-name="T14">protocol</text:span></text:span><text:span text:style-name="Source_20_Text"><text:span text:style-name="Teletype"><text:span text:style-name="T13">);</text:span></text:span></text:span></text:p>
      <text:p text:style-name="P2"><text:span text:style-name="Teletype"/></text:p>
      <text:p text:style-name="P8"><text:span text:style-name="Teletype"><text:span text:style-name="T12">Returns socket file descriptor.</text:span></text:span></text:p>
      <text:p text:style-name="P2"><text:span text:style-name="Teletype"/></text:p>
      <text:p text:style-name="P2"><text:span text:style-name="Teletype"><text:span text:style-name="T12"/></text:span></text:p>
      <text:p text:style-name="P2"><text:span text:style-name="Teletype"><text:span text:style-name="Strong_20_Emphasis"><text:span text:style-name="T12">Arguments : </text:span></text:span></text:span><text:span text:style-name="Teletype"><text:span text:style-name="T12"><text:line-break/></text:span></text:span><text:span text:style-name="Teletype"><text:span text:style-name="Strong_20_Emphasis"><text:span text:style-name="T12">domain –</text:span></text:span></text:span><text:span text:style-name="Teletype"><text:span text:style-name="T12"> Specifies the communication<text:line-break/>domain ( AF_INET for IPv4/ AF_INET6 for IPv6 )<text:line-break/></text:span></text:span><text:span text:style-name="Teletype"><text:span text:style-name="Strong_20_Emphasis"><text:span text:style-name="T12">type –</text:span></text:span></text:span><text:span text:style-name="Teletype"><text:span text:style-name="T12"> Type of socket to be created<text:line-break/>( SOCK_STREAM for TCP / SOCK_DGRAM for UDP )<text:line-break/></text:span></text:span><text:span text:style-name="Teletype"><text:span text:style-name="Strong_20_Emphasis"><text:span text:style-name="T12">protocol –</text:span></text:span></text:span><text:span text:style-name="Teletype"><text:span text:style-name="T12"> Protocol to be used by socket.<text:line-break/>0 means use default protocol for the address family.</text:span></text:span></text:p>
      <text:p text:style-name="P2"><text:span text:style-name="Teletype"><text:span text:style-name="T12"/></text:span></text:p>
      <text:p text:style-name="P2"><text:soft-page-break/><text:span text:style-name="Teletype"/></text:p>
      <text:p text:style-name="P2"><text:span text:style-name="Teletype"/></text:p>
      <text:p text:style-name="P5"><text:span text:style-name="Teletype"><text:span text:style-name="T8">2) </text:span></text:span><text:span text:style-name="Teletype"><text:span text:style-name="T13">int </text:span></text:span><text:span text:style-name="Teletype"><text:span text:style-name="T15">bind</text:span></text:span><text:span text:style-name="Teletype"><text:span text:style-name="T13">(int sockfd, const struct sockaddr *addr, socklen_t addrlen)</text:span></text:span></text:p>
      <text:p text:style-name="P12"/>
      <text:p text:style-name="P27">The bind function assigns a local protocol address to a socket. With the Internet protocols, the protocol address is the combination of either a 32-bit IPv4 address or a 128-bit IPv6 address, along with a 16-bit UDP port number.</text:p>
      <text:p text:style-name="P12"><text:span text:style-name="Strong_20_Emphasis"><text:span text:style-name="T12">Arguments : </text:span></text:span><text:span text:style-name="T12"><text:line-break/></text:span><text:span text:style-name="Strong_20_Emphasis"><text:span text:style-name="T12">sockfd –</text:span></text:span><text:span text:style-name="T12"> File descriptor of socket to be binded<text:line-break/></text:span><text:span text:style-name="Strong_20_Emphasis"><text:span text:style-name="T12">addr –</text:span></text:span><text:span text:style-name="T12"> Structure in which address to be binded to is specified<text:line-break/></text:span><text:span text:style-name="Strong_20_Emphasis"><text:span text:style-name="T12">addrlen –</text:span></text:span><text:span text:style-name="T12"> Size of </text:span><text:span text:style-name="Emphasis"><text:span text:style-name="T12">addr</text:span></text:span><text:span text:style-name="T12"> structure</text:span></text:p>
      <text:p text:style-name="P3"><text:span text:style-name="Teletype"/></text:p>
      <text:p text:style-name="P1"/>
      <text:p text:style-name="P1"/>
      <text:p text:style-name="P30"><text:span text:style-name="T23">3) </text:span><text:span text:style-name="T19">ssize_t </text:span><text:span text:style-name="T20">sendto</text:span><text:span text:style-name="T21">(</text:span><text:span text:style-name="T19">int sockfd, const void *buf, size_t len, int flags,</text:span></text:p>
      <text:p text:style-name="P10"><text:s text:c="15"/>const struct sockaddr *dest_addr, socklen_t addrlen)</text:p>
      <text:p text:style-name="P11"/>
      <text:p text:style-name="P13">Send a message on the socket.</text:p>
      <text:p text:style-name="P7"><text:span text:style-name="Strong_20_Emphasis"><text:span text:style-name="T10">Arguments : </text:span></text:span><text:span text:style-name="T10"><text:line-break/></text:span><text:span text:style-name="Strong_20_Emphasis"><text:span text:style-name="T10">sockfd –</text:span></text:span><text:span text:style-name="T10"> File descriptor of socket<text:line-break/></text:span><text:span text:style-name="Strong_20_Emphasis"><text:span text:style-name="T10">buf –</text:span></text:span><text:span text:style-name="T10"> </text:span><text:span text:style-name="T11">B</text:span><text:span text:style-name="T10">uffer containing the data to be sent<text:line-break/></text:span><text:span text:style-name="Strong_20_Emphasis"><text:span text:style-name="T10">len –</text:span></text:span><text:span text:style-name="T10"> Size of buffer<text:line-break/></text:span><text:span text:style-name="Strong_20_Emphasis"><text:span text:style-name="T10">flags –</text:span></text:span><text:span text:style-name="T10"> Bitwise OR of flags to modify socket behaviour<text:line-break/></text:span><text:span text:style-name="Strong_20_Emphasis"><text:span text:style-name="T10">dest_addr –</text:span></text:span><text:span text:style-name="T10"> Structure containing address of destination<text:line-break/></text:span><text:span text:style-name="Strong_20_Emphasis"><text:span text:style-name="T10">addrlen –</text:span></text:span><text:span text:style-name="T10"> Size of </text:span><text:span text:style-name="Emphasis"><text:span text:style-name="T10">dest_addr</text:span></text:span><text:span text:style-name="T10"> structure</text:span></text:p>
      <text:p text:style-name="P7"/>
      <text:p text:style-name="P9"/>
      <text:p text:style-name="P9"/>
      <text:p text:style-name="P9"/>
      <text:p text:style-name="P28"><text:span text:style-name="T18"/></text:p>
      <text:p text:style-name="P14"><text:span text:style-name="T17">4) </text:span><text:span text:style-name="T13">ssize_t </text:span><text:span text:style-name="T15">recvfrom</text:span><text:span text:style-name="T13">(int sockfd, void *buf, size_t len, int flags,</text:span></text:p>
      <text:p text:style-name="P29"><text:span text:style-name="T18"><text:s text:c="17"/>struct sockaddr *src_addr, socklen_t *addrlen</text:span><text:span text:style-name="T22">)</text:span></text:p>
      <text:p text:style-name="P11"/>
      <text:p text:style-name="P13">Receive a message from the socket.</text:p>
      <text:p text:style-name="P7"><text:span text:style-name="Strong_20_Emphasis"><text:span text:style-name="T10">Arguments : </text:span></text:span><text:span text:style-name="T10"><text:line-break/></text:span><text:span text:style-name="Strong_20_Emphasis"><text:span text:style-name="T10">sockfd –</text:span></text:span><text:span text:style-name="T10"> File descriptor of socket<text:line-break/></text:span><text:span text:style-name="Strong_20_Emphasis"><text:span text:style-name="T10">buf –</text:span></text:span><text:span text:style-name="T10"> </text:span><text:span text:style-name="T11">B</text:span><text:span text:style-name="T10">uffer in which to receive data<text:line-break/></text:span><text:span text:style-name="Strong_20_Emphasis"><text:span text:style-name="T10">len –</text:span></text:span><text:span text:style-name="T10"> Size of buffer<text:line-break/></text:span><text:span text:style-name="Strong_20_Emphasis"><text:span text:style-name="T10">flags –</text:span></text:span><text:span text:style-name="T10"> Bitwise OR of flags to modify socket behaviour<text:line-break/></text:span><text:span text:style-name="Strong_20_Emphasis"><text:span text:style-name="T10">src_addr –</text:span></text:span><text:span text:style-name="T10"> Structure containing source address is returned<text:line-break/></text:span><text:span text:style-name="Strong_20_Emphasis"><text:span text:style-name="T10">addrlen –</text:span></text:span><text:span text:style-name="T10"> Variable in which size of </text:span><text:span text:style-name="Emphasis"><text:span text:style-name="T10">src_addr</text:span></text:span><text:span text:style-name="T10"> structure is returned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Sans seri" svg:font-family="'Sans se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20:59:37.834660579</meta:creation-date>
    <dc:date>2018-06-26T00:36:27.683298593</dc:date>
    <meta:editing-duration>P1DT3H16M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440" meta:character-count="2798" meta:non-whitespace-character-count="2322"/>
  </office:meta>
</office:document-meta>
</file>